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paragraph-rsid="01e0054a"/>
    </style:style>
    <style:style style:name="P4" style:family="paragraph" style:parent-style-name="FILET_5f_POINTILLES">
      <style:text-properties officeooo:paragraph-rsid="01e13b93"/>
    </style:style>
    <style:style style:name="P5" style:family="paragraph" style:parent-style-name="_5f_Footer_20_page_20_paire_20__28_G_29_"/>
    <style:style style:name="P6" style:family="paragraph" style:parent-style-name="_5f_Footer_20_page_20_paire_20__28_G_29_">
      <style:text-properties officeooo:paragraph-rsid="02cdb06c"/>
    </style:style>
    <style:style style:name="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9" style:family="paragraph" style:parent-style-name="_5f_Titre_20_d_27_exercices_20_livret_20_sans_20_titre_20_avec_20_num_20_exo">
      <style:text-properties fo:font-size="10pt" officeooo:paragraph-rsid="01ffa516" style:font-size-asian="10pt" style:font-size-complex="10pt"/>
    </style:style>
    <style:style style:name="P10" style:family="paragraph" style:parent-style-name="_5f_Titre_20_d_27_exercices_20_livret_20_sans_20_titre_20_avec_20_num_20_exo" style:list-style-name="_5f_Numérotation_20_des_20_exercices_20_livrets"/>
    <style:style style:name="P11" style:family="paragraph" style:parent-style-name="_5f_Titre_20_d_27_exercices_20_livret_20_sans_20_titre_20_avec_20_num_20_exo" style:list-style-name="" style:master-page-name="_5f_Fiche_20_éditeur_20_page_20_impaire_20__28_D_29_">
      <style:paragraph-properties style:page-number="auto"/>
      <style:text-properties officeooo:paragraph-rsid="01f6909a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="solid" draw:fill-color="#7fb241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cc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c9211e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00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66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d180a"/>
    </style:style>
    <style:style style:name="T2" style:family="text">
      <style:text-properties fo:font-variant="small-caps" fo:color="#7fb241" loext:opacity="100%" style:font-name="Bitstream Vera Sans3" fo:font-size="16pt" fo:font-style="normal" fo:text-shadow="none" fo:font-weight="bold" officeooo:rsid="01fe03f2"/>
    </style:style>
    <style:style style:name="T3" style:family="text">
      <style:text-properties officeooo:rsid="01fe03f2"/>
    </style:style>
    <style:style style:name="T4" style:family="text">
      <style:text-properties fo:font-variant="normal" fo:text-transform="none" fo:color="#3c3c3c" loext:opacity="100%" style:font-name="Bitstream Vera Sans" fo:letter-spacing="normal" fo:font-style="normal" fo:font-weight="normal"/>
    </style:style>
    <style:style style:name="T5" style:family="text">
      <style:text-properties fo:font-variant="normal" fo:text-transform="none" fo:color="#3c3c3c" loext:opacity="100%" fo:letter-spacing="normal" fo:font-weight="normal"/>
    </style:style>
    <style:style style:name="T6" style:family="text">
      <style:text-properties fo:font-variant="normal" fo:text-transform="none" fo:color="#3c3c3c" loext:opacity="100%" fo:letter-spacing="normal" fo:font-weight="normal" style:font-size-asian="10pt" style:font-size-complex="10pt"/>
    </style:style>
    <style:style style:name="T7" style:family="text">
      <style:text-properties fo:font-variant="normal" fo:text-transform="none" fo:color="#3c3c3c" loext:opacity="100%" fo:letter-spacing="normal" fo:font-weight="normal" officeooo:rsid="01a24c0b" style:font-size-asian="10pt" style:font-size-complex="10pt"/>
    </style:style>
    <style:style style:name="T8" style:family="text">
      <style:text-properties fo:font-variant="normal" fo:text-transform="none" fo:color="#3c3c3c" loext:opacity="100%" fo:letter-spacing="normal" fo:font-weight="normal" officeooo:rsid="01ae6239" style:font-size-asian="10pt" style:font-size-complex="10pt"/>
    </style:style>
    <style:style style:name="T9" style:family="text">
      <style:text-properties fo:font-variant="normal" fo:text-transform="none" fo:color="#3c3c3c" loext:opacity="100%" fo:letter-spacing="normal" fo:font-weight="normal" officeooo:rsid="01a24c0b"/>
    </style:style>
    <style:style style:name="T10" style:family="text">
      <style:text-properties fo:font-variant="normal" fo:text-transform="none" fo:color="#3c3c3c" loext:opacity="100%" fo:letter-spacing="normal" fo:font-style="italic" fo:font-weight="normal" officeooo:rsid="01f6909a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fo:color="#3c3c3c" loext:opacity="100%" style:font-name="Bitstream Vera Sans2" fo:font-size="10pt" fo:letter-spacing="normal" fo:font-style="normal" fo:font-weight="normal" officeooo:rsid="01f2f349" style:font-size-asian="10pt" style:font-size-complex="10pt"/>
    </style:style>
    <style:style style:name="T12" style:family="text">
      <style:text-properties officeooo:rsid="010cd0ac"/>
    </style:style>
    <style:style style:name="T13" style:family="text">
      <style:text-properties officeooo:rsid="010cd0ac" style:font-size-asian="10pt" style:font-size-complex="10pt"/>
    </style:style>
    <style:style style:name="T14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fo:background-color="transparent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dash" draw:stroke-dash="Dashed_20__28_var_29_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4" svg:stroke-width="0.03cm" svg:stroke-color="#00cc33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326cm" fo:min-width="0.0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6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3cm" svg:stroke-color="#00cc00" draw:marker-start="" draw:marker-start-width="0.25cm" draw:marker-start-center="false" draw:marker-end="" draw:marker-end-width="0.25cm" draw:marker-end-center="false" draw:fill="solid" draw:fill-color="#00cc00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solid" svg:stroke-width="0.049cm" svg:stroke-color="#c9211e" draw:marker-start="" draw:marker-start-width="0.28cm" draw:marker-start-center="false" draw:marker-end="" draw:marker-end-width="0.28cm" draw:marker-end-center="false" draw:fill="solid" draw:fill-color="#c9211e" draw:opacity="50%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draw:shadow-opacity="50%" style:run-through="foreground"/>
    </style:style>
    <style:style style:name="gr15" style:family="graphic">
      <style:graphic-properties draw:stroke="solid" svg:stroke-width="0.049cm" svg:stroke-color="#c9211e" draw:marker-start="" draw:marker-start-width="0.28cm" draw:marker-start-center="false" draw:marker-end="" draw:marker-end-width="0.28cm" draw:marker-end-center="false" draw:fill="solid" draw:fill-color="#ffffff" draw:opacity="100%" draw:textarea-horizontal-align="justify" draw:textarea-vertical-align="middle" draw:auto-grow-height="false" fo:min-height="1.295cm" fo:min-width="1.67cm" fo:padding-top="0.15cm" fo:padding-bottom="0.15cm" fo:padding-left="0.275cm" fo:padding-right="0.275cm" draw:shadow="hidden" draw:shadow-offset-x="0.199cm" draw:shadow-offset-y="0.199cm" draw:shadow-color="#808080" draw:shadow-opacity="100%" style:run-through="foreground"/>
    </style:style>
    <style:style style:name="gr16" style:family="graphic">
      <style:graphic-properties draw:stroke="solid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1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draw:stroke="solid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8" style:family="graphic">
      <style:graphic-properties draw:stroke="dash" draw:stroke-dash="Dot" svg:stroke-width="0.03cm" svg:stroke-color="#c9211e" draw:marker-start="" draw:marker-start-width="0.25cm" draw:marker-start-center="false" draw:marker-end="" draw:marker-end-width="0.25cm" draw:marker-end-center="false" draw:fill="none" draw:fill-color="#ff0000" draw:opacity="50%" draw:textarea-horizontal-align="justify" draw:textarea-vertical-align="middle" draw:auto-grow-height="false" fo:min-height="0.023cm" fo:min-width="0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svg:stroke-width="0.03cm" svg:stroke-color="#ff00cc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1.72cm" fo:min-width="4.471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tyle:run-through="background"/>
    </style:style>
    <style:style style:name="gr25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402cm" fo:min-width="2.171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solid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2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28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dash" draw:stroke-dash="Dashed_20__28_var_29_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0066ff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4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8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draw:stroke-dash="Dashed_20__28_var_29__20_4" svg:stroke-width="0.03cm" svg:stroke-color="#0000ff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8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Shape2_0" draw:style-name="gr1" draw:text-style-name="P13" svg:width="3.857cm" svg:height="0.805cm" draw:transform="rotate (0.0872664625997165) translate (0.467430555555556cm 1.34055555555556cm)">
        <draw:text-box>
          <text:p text:style-name="P12"><text:span text:style-name="T14">S</text:span><text:span text:style-name="T14">é</text:span><text:span text:style-name="T14">r</text:span><text:span text:style-name="T14">i</text:span><text:span text:style-name="T14">e</text:span><text:span text:style-name="T14"> </text:span><text:span text:style-name="T14">3</text:span></text:p>
        </draw:text-box>
      </draw:frame>
      <draw:line text:anchor-type="page" text:anchor-page-number="1" draw:z-index="12" draw:name="Shape3_0" draw:style-name="gr2" draw:text-style-name="P14" svg:x1="10.171cm" svg:y1="1.145cm" svg:x2="21.994cm" svg:y2="1.145cm">
        <text:p/>
      </draw:line>
      <draw:path text:anchor-type="page" text:anchor-page-number="1" draw:z-index="11" draw:name="Shape1_0" draw:style-name="gr3" draw:text-style-name="P15" svg:width="4.329cm" svg:height="2.24cm" svg:x="0cm" svg:y="0.001cm" svg:viewBox="0 0 4330 2241" svg:d="M0 2241l3984-288c209-15 363-168 345-342l-170-1611h-4159z">
        <text:p/>
      </draw:path>
      <text:h text:style-name="P11" text:outline-level="1"><text:span text:style-name="_5f_livret"><text:span text:style-name="T10">Dans cette série, toutes les figures sont en vraie grandeur.</text:span></text:span></text:h>
      <text:list xml:id="list1962727588" text:style-name="_5f_Numérotation_20_des_20_exercices_20_livrets">
        <text:list-item>
          <text:h text:style-name="_5f_Titre_20_d_27_exercices_20_livret_20_sans_20_titre_20_avec_20_num_20_exo" text:outline-level="1"><text:span text:style-name="_5f_livret"><text:span text:style-name="T6">Après avoir mesuré les dimensions utiles, cal­cule une valeur approchée de l'aire de </text:span></text:span><text:span text:style-name="_5f_livret"><text:span text:style-name="T11">la</text:span></text:span><text:span text:style-name="_5f_livret"><text:span text:style-name="T6"> figure</text:span></text:span><text:span text:style-name="_5f_livret"><text:span text:style-name="T13"> :</text:span></text:span></text:h>
        </text:list-item>
      </text:list>
      <text:p text:style-name="_5f_Paragraphe_20_livret_20_"><draw:g text:anchor-type="paragraph" draw:z-index="8" draw:name="Shape12" draw:style-name="gr4"><draw:g draw:style-name="gr13"><draw:custom-shape draw:style-name="gr19" draw:text-style-name="P24" svg:width="5.001cm" svg:height="1.999cm" draw:transform="skewX (-0.000872664625997205) rotate (-0.545938990023826) translate (2.58233333333333cm 0.682625cm)"><text:p/><draw:enhanced-geometry svg:viewBox="0 0 21600 21600" draw:mirror-horizontal="false" draw:mirror-vertical="false" draw:type="rectangle" draw:enhanced-path="M 0 0 L 21600 0 21600 21600 0 21600 0 0 Z N"/></draw:custom-shape><draw:frame draw:style-name="gr20" draw:text-style-name="P26" svg:width="1.301cm" svg:height="0.802cm" svg:x="2.199cm" svg:y="0.136cm"><draw:text-box><text:p text:style-name="P25"><text:span text:style-name="T16">Z</text:span></text:p></draw:text-box></draw:frame><draw:frame draw:style-name="gr20" draw:text-style-name="P26" svg:width="1.303cm" svg:height="0.802cm" svg:x="6.699cm" svg:y="3.036cm"><draw:text-box><text:p text:style-name="P25"><text:span text:style-name="T16">U</text:span></text:p></draw:text-box></draw:frame><draw:frame draw:style-name="gr20" draw:text-style-name="P26" svg:width="1.301cm" svg:height="0.802cm" svg:x="5.6cm" svg:y="4.936cm"><draw:text-box><text:p text:style-name="P25"><text:span text:style-name="T16">T</text:span></text:p></draw:text-box></draw:frame><draw:frame draw:style-name="gr20" draw:text-style-name="P26" svg:width="1.301cm" svg:height="0.802cm" svg:x="1cm" svg:y="2.036cm"><draw:text-box><text:p text:style-name="P25"><text:span text:style-name="T16">S</text:span></text:p></draw:text-box></draw:frame></draw:g><draw:custom-shape draw:style-name="gr21" draw:text-style-name="P24" svg:width="0.502cm" svg:height="0.502cm" draw:transform="rotate (1.02066854656628) translate (1.55927777777778cm 2.39006944444444cm)"><text:p/><draw:enhanced-geometry svg:viewBox="0 0 21600 21600" draw:type="rectangle" draw:enhanced-path="M 0 0 L 21600 0 21600 21600 0 21600 0 0 Z N"/></draw:custom-shape><draw:custom-shape draw:style-name="gr21" draw:text-style-name="P24" svg:width="0.502cm" svg:height="0.502cm" draw:transform="rotate (1.02066854656628) translate (2.31775cm 1.10948611111111cm)"><text:p/><draw:enhanced-geometry svg:viewBox="0 0 21600 21600" draw:type="rectangle" draw:enhanced-path="M 0 0 L 21600 0 21600 21600 0 21600 0 0 Z N"/></draw:custom-shape><draw:custom-shape draw:style-name="gr22" draw:text-style-name="P24" svg:width="0.5cm" svg:height="0.5cm" draw:transform="rotate (1.02066854656628) translate (6.16831944444444cm 3.44134722222222cm)"><text:p/><draw:enhanced-geometry svg:viewBox="0 0 21600 21600" draw:type="rectangle" draw:enhanced-path="M 0 0 L 21600 0 21600 21600 0 21600 0 0 Z N"/></draw:custom-shape><draw:custom-shape draw:style-name="gr22" draw:text-style-name="P24" svg:width="0.502cm" svg:height="0.5cm" draw:transform="skewX (0.00349065850398878) rotate (1.02066854656628) translate (5.38868055555556cm 4.72898611111111cm)"><text:p/><draw:enhanced-geometry svg:viewBox="0 0 21600 21600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...</text:p>
      <text:list xml:id="list185724389368762" text:continue-numbering="true" text:style-name="_5f_Numérotation_20_des_20_exercices_20_livrets">
        <text:list-item>
          <text:h text:style-name="P9" text:outline-level="1"><draw:g text:anchor-type="char" draw:z-index="7" draw:name="Shape13" draw:style-name="gr23"><draw:g draw:style-name="gr24"><draw:custom-shape draw:style-name="gr25" draw:text-style-name="P24" svg:width="5.4cm" svg:height="2.1cm" draw:transform="rotate (0.825889802043717) translate (1.80093055555556cm 4.51908333333333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26" draw:text-style-name="P26" svg:width="0.9cm" svg:height="0.625cm" svg:x="1.402cm" svg:y="3.894cm"><draw:text-box><text:p text:style-name="P25"><text:span text:style-name="T16">R</text:span></text:p></draw:text-box></draw:frame><draw:frame draw:style-name="gr26" draw:text-style-name="P26" svg:width="0.9cm" svg:height="0.625cm" svg:x="6.702cm" svg:y="1.395cm"><draw:text-box><text:p text:style-name="P25"><text:span text:style-name="T16">V</text:span></text:p></draw:text-box></draw:frame><draw:frame draw:style-name="gr26" draw:text-style-name="P26" svg:width="0.9cm" svg:height="0.625cm" svg:x="3.002cm" svg:y="5.995cm"><draw:text-box><text:p text:style-name="P25"><text:span text:style-name="T16">S</text:span></text:p></draw:text-box></draw:frame></draw:g><draw:custom-shape draw:style-name="gr27" draw:text-style-name="P24" svg:width="0.399cm" svg:height="0.399cm" draw:transform="skewX (0.00436332312998579) rotate (0.819083017960939) translate (3.05681944444444cm 5.66913888888889cm)"><text:p/><draw:enhanced-geometry svg:viewBox="0 0 21600 21600" draw:type="rectangle" draw:enhanced-path="M 0 0 L 21600 0 21600 21600 0 21600 0 0 Z N"/></draw:custom-shape></draw:g><text:span text:style-name="T4"><text:s/></text:span><text:span text:style-name="_5f_livret"><text:span text:style-name="T5">Après avoir mesuré les dimensions utiles, calcule une valeur approchée de l'aire de </text:span></text:span><text:span text:style-name="_5f_livret"><text:span text:style-name="T9">la <text:line-break/></text:span></text:span><text:span text:style-name="_5f_livret"><text:span text:style-name="T5">figure </text:span></text:span><text:span text:style-name="_5f_livret"><text:span text:style-name="T12">: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3">…………………………………………………………………</text:p>
      <text:p text:style-name="P3">…………………………………………………………………</text:p>
      <text:p text:style-name="P3">………………………………………………………………...</text:p>
      <text:list xml:id="list185725984467566" text:continue-numbering="true" text:style-name="_5f_Numérotation_20_des_20_exercices_20_livrets">
        <text:list-item>
          <text:h text:style-name="_5f_Titre_20_d_27_exercices_20_livret_20_sans_20_titre_20_avec_20_num_20_exo" text:outline-level="1"><draw:g text:anchor-type="paragraph" draw:z-index="10" draw:name="DrawObject1" draw:style-name="gr4"><draw:polygon draw:style-name="gr5" draw:text-style-name="P16" svg:width="3.802cm" svg:height="7.404cm" draw:transform="skewX (-0.000174532925199687) rotate (0.7696902001295) translate (-0.00245619302105768cm 3.75263429626105cm)" svg:viewBox="0 0 3803 7405" draw:points="0,3203 1601,0 3803,7405"><text:p/></draw:polygon><draw:frame draw:style-name="gr6" draw:text-style-name="P18" svg:width="1.206cm" svg:height="1.221cm" draw:transform="rotate (0.0228638132011257) translate (1.74625cm 6.11716666666667cm)"><draw:text-box><text:p text:style-name="P17"><text:span text:style-name="T15">F</text:span></text:p></draw:text-box></draw:frame><draw:frame draw:style-name="gr7" draw:text-style-name="P18" svg:width="1.202cm" svg:height="1.22cm" draw:transform="rotate (-0.0076794487087757) translate (0.710847222222222cm 1.95968055555556cm)"><draw:text-box><text:p text:style-name="P17"><text:span text:style-name="T15">Z</text:span></text:p></draw:text-box></draw:frame><draw:frame draw:style-name="gr8" draw:text-style-name="P18" svg:width="1.207cm" svg:height="1.213cm" draw:transform="rotate (-0.0205948851735338) translate (7.90751388888889cm 5.9055cm)"><draw:text-box><text:p text:style-name="P17"><text:span text:style-name="T15">S</text:span></text:p></draw:text-box></draw:frame><draw:line draw:style-name="gr9" draw:text-style-name="P16" svg:x1="2.221cm" svg:y1="6.086cm" svg:x2="3.427cm" svg:y2="3.914cm"><text:p/></draw:line><draw:custom-shape draw:style-name="gr10" draw:text-style-name="P19" svg:width="0.6cm" svg:height="0.606cm" draw:transform="skewX (0.00296705972839035) rotate (1.0471975511966) translate (2.60526388888889cm 4.13631944444444cm)"><text:p/><draw:enhanced-geometry svg:viewBox="0 0 21600 21600" draw:type="rectangle" draw:enhanced-path="M 0 0 L 21600 0 21600 21600 0 21600 0 0 Z N"/></draw:custom-shape><draw:frame draw:style-name="gr11" draw:text-style-name="P18" svg:width="1.2cm" svg:height="1.216cm" draw:transform="rotate (-0.081157810217736) translate (3.38313888888889cm 3.14854166666667cm)"><draw:text-box><text:p text:style-name="P17"><text:span text:style-name="T15">T</text:span></text:p></draw:text-box></draw:frame><draw:polygon draw:style-name="gr12" draw:text-style-name="P20" svg:width="3.82cm" svg:height="7.431cm" draw:transform="rotate (0.769690200129499) translate (-0.00205477281241578cm 3.75224529301622cm)" svg:viewBox="0 0 3821 7432" draw:points="0,3203 1601,0 3821,7432"><text:p/></draw:polygon></draw:g><text:span text:style-name="_5f_livret"><text:s/></text:span><text:span text:style-name="_5f_livret"><text:span text:style-name="T6">Après avoir mesuré les dimensions utiles, calcule une valeur approchée de l'aire de chaque figure</text:span></text:span><text:span text:style-name="_5f_livret"><text:span text:style-name="T13"> :</text:span></text:span></text:h>
        </text:list-item>
      </text:list>
      <text:list xml:id="list1171046291" text:style-name="_5f_Numérotation_20_des_20_exercices_20_livrets">
        <text:list-item>
          <text:list>
            <text:list-item text:start-value="1">
              <text:p text:style-name="_5f_Paragraphe_20_énoncé_20_après_20_numéro_20_question"/>
            </text:list-item>
          </text:list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  <text:list xml:id="list185724670503128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0" draw:name="Shape15" draw:style-name="gr4"><draw:line draw:style-name="gr32" draw:text-style-name="P16" svg:x1="0.905cm" svg:y1="2.202cm" svg:x2="4.678cm" svg:y2="1.069cm"><text:p/></draw:line><draw:polygon draw:style-name="gr33" draw:text-style-name="P27" svg:width="5.372cm" svg:height="5.679cm" svg:x="0.905cm" svg:y="1.586cm" svg:viewBox="0 0 5373 5680" draw:points="0,614 3684,0 5373,5680"><text:p/></draw:polygon><draw:frame draw:style-name="gr34" draw:text-style-name="P18" svg:width="0.923cm" svg:height="0.932cm" svg:x="0.286cm" svg:y="1.751cm"><draw:text-box><text:p text:style-name="P17"><text:span text:style-name="T15">Q</text:span></text:p></draw:text-box></draw:frame><draw:frame draw:style-name="gr35" draw:text-style-name="P18" svg:width="0.923cm" svg:height="0.934cm" svg:x="6.133cm" svg:y="7.013cm"><draw:text-box><text:p text:style-name="P17"><text:span text:style-name="T15">N</text:span></text:p></draw:text-box></draw:frame><draw:line draw:style-name="gr32" draw:text-style-name="P19" svg:x1="6.28cm" svg:y1="7.267cm" svg:x2="4.131cm" svg:y2="0.052cm"><text:p/></draw:line><draw:custom-shape draw:style-name="gr36" draw:text-style-name="P19" svg:width="0.461cm" svg:height="0.461cm" draw:transform="skewX (-0.00383972435438749) rotate (0.277332818141899) translate (3.88055555555556cm 0.821972222222222cm)"><text:p/><draw:enhanced-geometry svg:viewBox="0 0 21600 21600" draw:type="rectangle" draw:enhanced-path="M 0 0 L 21600 0 21600 21600 0 21600 0 0 Z N"/></draw:custom-shape><draw:frame draw:style-name="gr35" draw:text-style-name="P18" svg:width="0.923cm" svg:height="0.934cm" svg:x="4.678cm" svg:y="1.268cm"><draw:text-box><text:p text:style-name="P17"><text:span text:style-name="T15">R</text:span></text:p></draw:text-box></draw:frame></draw:g></text:p>
            </text:list-item>
          </text:list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  <text:list xml:id="list185724509510162" text:continue-list="list185725984467566" text:style-name="_5f_Numérotation_20_des_20_exercices_20_livrets">
        <text:list-item>
          <text:h text:style-name="P10" text:outline-level="1"><text:s/><text:span text:style-name="_5f_livret"><text:span text:style-name="T6">Après avoir mesuré les dimensions utiles, calcule une valeur approchée de l'aire de </text:span></text:span><text:span text:style-name="_5f_livret"><text:span text:style-name="T7">la </text:span></text:span><text:span text:style-name="_5f_livret"><text:span text:style-name="T6"><text:s/>figure </text:span></text:span><text:span text:style-name="_5f_livret"><text:span text:style-name="T8">colorée</text:span></text:span><text:span text:style-name="_5f_livret"><text:span text:style-name="T13"> :</text:span></text:span></text:h>
        </text:list-item>
      </text:list>
      <text:p text:style-name="_5f_Paragraphe_20_livret_20_"><draw:g text:anchor-type="paragraph" draw:z-index="9" draw:name="Shape69" draw:style-name="gr4"><draw:g draw:style-name="gr13"><draw:polygon draw:style-name="gr14" draw:text-style-name="P21" svg:width="7.46cm" svg:height="5.475cm" svg:x="0.101cm" svg:y="0.064cm" svg:viewBox="0 0 7461 5476" draw:points="0,0 7461,0 7461,5476 4235,5476 4235,3883 0,3883"><text:p/></draw:polygon><draw:custom-shape draw:style-name="gr15" draw:text-style-name="P22" svg:width="2.222cm" svg:height="1.595cm" svg:x="4.842cm" svg:y="3.449cm"><text:p/><draw:enhanced-geometry svg:viewBox="0 0 21600 21600" draw:type="rectangle" draw:enhanced-path="M 0 0 L 21600 0 21600 21600 0 21600 0 0 Z N"/></draw:custom-shape></draw:g><draw:custom-shape draw:style-name="gr16" draw:text-style-name="P23" svg:width="0.301cm" svg:height="0.301cm" svg:x="0.103cm" svg:y="0.073cm"><text:p/><draw:enhanced-geometry svg:viewBox="0 0 21600 21600" draw:type="rectangle" draw:enhanced-path="M 0 0 L 21600 0 21600 21600 0 21600 0 0 Z N"/></draw:custom-shape><draw:custom-shape draw:style-name="gr16" draw:text-style-name="P23" svg:width="0.301cm" svg:height="0.301cm" svg:x="0.103cm" svg:y="3.632cm"><text:p/><draw:enhanced-geometry svg:viewBox="0 0 21600 21600" draw:type="rectangle" draw:enhanced-path="M 0 0 L 21600 0 21600 21600 0 21600 0 0 Z N"/></draw:custom-shape><draw:custom-shape draw:style-name="gr16" draw:text-style-name="P23" svg:width="0.301cm" svg:height="0.301cm" svg:x="0.103cm" svg:y="3.632cm"><text:p/><draw:enhanced-geometry svg:viewBox="0 0 21600 21600" draw:type="rectangle" draw:enhanced-path="M 0 0 L 21600 0 21600 21600 0 21600 0 0 Z N"/></draw:custom-shape><draw:custom-shape draw:style-name="gr17" draw:text-style-name="P23" svg:width="0.301cm" svg:height="0.302cm" svg:x="7.262cm" svg:y="0.064cm"><text:p/><draw:enhanced-geometry svg:viewBox="0 0 21600 21600" draw:type="rectangle" draw:enhanced-path="M 0 0 L 21600 0 21600 21600 0 21600 0 0 Z N"/></draw:custom-shape><draw:custom-shape draw:style-name="gr16" draw:text-style-name="P23" svg:width="0.301cm" svg:height="0.301cm" svg:x="7.262cm" svg:y="5.239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23" svg:width="0.302cm" svg:height="0.301cm" svg:x="4.336cm" svg:y="5.239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1cm" svg:height="0.302cm" svg:x="4.036cm" svg:y="3.946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2cm" svg:height="0.302cm" svg:x="4.842cm" svg:y="3.449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2cm" svg:height="0.302cm" svg:x="4.842cm" svg:y="3.449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2cm" svg:height="0.302cm" svg:x="6.76cm" svg:y="3.449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2cm" svg:height="0.302cm" svg:x="6.76cm" svg:y="4.742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23" svg:width="0.302cm" svg:height="0.302cm" svg:x="4.842cm" svg:y="4.742cm"><text:p/><draw:enhanced-geometry svg:viewBox="0 0 21600 21600" draw:mirror-horizontal="false" draw:mirror-vertical="false" draw:type="rectangle" draw:enhanced-path="M 0 0 L 21600 0 21600 21600 0 21600 0 0 Z N"/></draw:custom-shap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2b2b2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3" fo:font-family="'Times New Roman'" style:font-style-name="Italique" style:font-family-generic="roman" style:font-pitch="variable" fo:font-size="11pt" fo:font-style="italic"/>
    </style:style>
    <style:style style:name="i_5f_coul" style:display-name="i_coul" style:family="text">
      <style:text-properties fo:color="#b3007b" loext:opacity="100%" style:font-name="Bitstream Vera Sans4" fo:font-family="'Bitstream Vera Sans'" style:font-style-name="Roman" style:font-family-generic="swiss" style:font-pitch="variable" fo:font-size="9pt" fo:font-style="italic" fo:font-weight="normal" officeooo:rsid="0019262b" style:font-size-asian="10.5pt" style:font-style-asian="italic" style:font-weight-asian="normal" style:font-style-complex="italic" style:font-weight-complex="normal"/>
    </style:style>
    <style:style style:name="Brevet" style:family="text">
      <style:text-properties fo:color="#40b3ff" loext:opacity="100%" style:font-name="Bitstream Vera Sans4" fo:font-family="'Bitstream Vera Sans'" style:font-style-name="Roman" style:font-family-generic="swiss" style:font-pitch="variable" fo:font-size="9pt" fo:font-weight="bold" style:font-size-asian="10.5pt" style:font-weight-asian="bold" style:font-weight-complex="bold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7" style:family="paragraph" style:parent-style-name="_5f_Header_20_page_20_paire_20__28_G_29_">
      <style:paragraph-properties fo:text-align="start" style:justify-single-word="false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fd180a"/>
    </style:style>
    <style:style style:name="MT3" style:family="text">
      <style:text-properties fo:font-variant="small-caps" fo:color="#7fb241" loext:opacity="100%" style:font-name="Bitstream Vera Sans3" fo:font-size="16pt" fo:font-style="normal" fo:text-shadow="none" fo:font-weight="bold" officeooo:rsid="01fe03f2"/>
    </style:style>
    <style:style style:name="MT4" style:family="text">
      <style:text-properties officeooo:rsid="01fe03f2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4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5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6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1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2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1</text:span></text:p></draw:text-box></draw:frame><draw:line text:anchor-type="paragraph" draw:z-index="3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_5f_Header_20_page_20_paire_20__28_G_29_"><text:s/>: </text:p>
      </style:header>
      <style:footer>
        <text:h text:style-name="MP6" text:outline-level="1"><text:s/>: 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7"><text:span text:style-name="MT2"><text:s text:c="14"/>Aires</text:span> : <text:span text:style-name="MT2">Problème</text:span><text:span text:style-name="MT3">s</text:span></text:p>
      </style:header>
      <style:footer>
        <text:h text:style-name="MP8" text:outline-level="1"><text:span text:style-name="MT4">Aires </text:span>: <text:span text:style-name="MT4">problèmes </text:span>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2H45M18S</meta:editing-duration>
    <meta:editing-cycles>185</meta:editing-cycles>
    <meta:generator>LibreOffice/7.0.0.3$Linux_X86_64 LibreOffice_project/8061b3e9204bef6b321a21033174034a5e2ea88e</meta:generator>
    <dc:date>2021-01-18T21:23:58.236908046</dc:date>
    <meta:document-statistic meta:table-count="0" meta:image-count="0" meta:object-count="0" meta:page-count="1" meta:paragraph-count="37" meta:word-count="121" meta:character-count="1196" meta:non-whitespace-character-count="983"/>
    <meta:template xlink:type="simple" xlink:actuate="onRequest" xlink:title="cahier_M" xlink:href="../cahier_M.ott" meta:date="2020-12-21T12:40:50.778118149"/>
  </office:meta>
</office:document-meta>
</file>